
<file path=META-INF/manifest.xml><?xml version="1.0" encoding="utf-8"?>
<manifest:manifest xmlns:manifest="urn:oasis:names:tc:opendocument:xmlns:manifest:1.0" manifest:version="1.3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fo="urn:oasis:names:tc:opendocument:xmlns:xsl-fo-compatible:1.0" office:version="1.3">
  <office:body>
    <office:text>
      <text:h text:style-name="Heading_20_1" text:outline-level="1">Envelopes · Conduction</text:h>
      <text:p text:style-name="Subtitle">Working copy. Editable in LibreOffice, OnlyOffice, or Microsoft Word. For pixel-accurate layout, see the canonical HTML.</text:p>
      <text:p text:style-name="Standard">Design system / Print /  Envelopes</text:p>
      <text:h text:style-name="Heading_20_2" text:outline-level="2">Envelopes</text:h>
      <text:p text:style-name="Standard">C5 (folded A4) and C4 (flat A4). Cobalt outside, hex motif at the bottom-right, ASCII Conduction tag in the sender block. The envelope is the brand before the recipient opens it.</text:p>
      <text:p text:style-name="Standard">Conduction BV Lauriergracht 14h 1016 RL Amsterdam</text:p>
      <text:p text:style-name="Standard">Why we built it this way</text:p>
      <text:h text:style-name="Heading_20_2" text:outline-level="2">The envelope shouldn't whisper</text:h>
      <text:p text:style-name="Standard">Most envelopes are white with a logo in the corner. Ours flip the contrast: cobalt outside, white inside the address window, brand-loud before the letter is even opened.</text:p>
      <text:list>
        <text:list-item>
          <text:p text:style-name="List">Cobalt as the surface. A Conduction envelope is recognisable from across the post-room. White-with-logo blends in; cobalt with a hex motif doesn't.</text:p>
        </text:list-item>
        <text:list-item>
          <text:p text:style-name="List">Real logo in the sender block. The on-cobalt avatar SVG sits left of the address, immediately recognisable. The same mark on the website, the deck title, the letterhead.</text:p>
        </text:list-item>
        <text:list-item>
          <text:p text:style-name="List">Address in a glassy panel, not just printed. A semi-transparent panel with a faint border lifts the recipient text off the cobalt without losing it, and signals "this is the important part."</text:p>
        </text:list-item>
        <text:list-item>
          <text:p text:style-name="List">Stamp zone is dashed, not assumed. A clear region on the top-right respects the postal worker's clear-zone for franking. Pragmatic, not decorative.</text:p>
        </text:list-item>
        <text:list-item>
          <text:p text:style-name="List">Hex motif as a tell. 3 hexes (C5) or 5 hexes (C4) at the bottom-right, one orange. Ties the envelope to the rest of the brand without competing with the address.</text:p>
        </text:list-item>
        <text:list-item>
          <text:p text:style-name="List">"Aan", not "Address". Same MKB-direct rule as the letterhead. Dutch first.</text:p>
        </text:list-item>
      </text:list>
      <text:p text:style-name="Standard">C5 = 229×162mm · C4 = 324×229mm · DL token plumbed for follow-up · bleed 0, will need 3mm + crop marks for press</text:p>
      <text:p text:style-name="Standard">tokens.css · avatar on cobalt · --hex-pointy-top clip-path · .paper--C5 / --C4 tokens</text:p>
      <text:p text:style-name="Footer">Canonical layout: https://design-system.conduction.nl/preview/print/envelope.html · Conduction design system · tokens.css · generated 2026-05-1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fo="urn:oasis:names:tc:opendocument:xmlns:xsl-fo-compatible:1.0" xmlns:table="urn:oasis:names:tc:opendocument:xmlns:table:1.0" office:version="1.3">
  <office:font-face-decls>
    <style:font-face xmlns:svg="urn:oasis:names:tc:opendocument:xmlns:svg-compatible:1.0" style:name="Figtree" svg:font-family="Figtree, 'Helvetica Neue', Arial, sans-serif"/>
    <style:font-face xmlns:svg="urn:oasis:names:tc:opendocument:xmlns:svg-compatible:1.0" style:name="IBM Plex Mono" svg:font-family="'IBM Plex Mono', Menlo, Consolas, monospace"/>
  </office:font-face-decls>
  <office:styles>
    <style:default-style style:family="paragraph">
      <style:text-properties style:font-name="Figtree" fo:font-size="11pt" fo:color="#152D5C"/>
      <style:paragraph-properties fo:line-height="150%" fo:margin-top="0cm" fo:margin-bottom="0.25cm"/>
    </style:default-style>
    <style:style style:name="Standard" style:family="paragraph" style:class="text"/>
    <style:style style:name="Heading_20_1" style:display-name="Heading 1" style:family="paragraph" style:next-style-name="Standard">
      <style:text-properties style:font-name="Figtree" fo:font-size="24pt" fo:font-weight="bold" fo:color="#21468B"/>
      <style:paragraph-properties fo:margin-top="0.6cm" fo:margin-bottom="0.3cm"/>
    </style:style>
    <style:style style:name="Heading_20_2" style:display-name="Heading 2" style:family="paragraph" style:next-style-name="Standard">
      <style:text-properties style:font-name="Figtree" fo:font-size="16pt" fo:font-weight="bold" fo:color="#21468B"/>
      <style:paragraph-properties fo:margin-top="0.5cm" fo:margin-bottom="0.2cm"/>
    </style:style>
    <style:style style:name="Heading_20_3" style:display-name="Heading 3" style:family="paragraph" style:next-style-name="Standard">
      <style:text-properties style:font-name="Figtree" fo:font-size="13pt" fo:font-weight="bold" fo:color="#152D5C"/>
      <style:paragraph-properties fo:margin-top="0.4cm" fo:margin-bottom="0.15cm"/>
    </style:style>
    <style:style style:name="Subtitle" style:family="paragraph" style:next-style-name="Standard">
      <style:text-properties style:font-name="Figtree" fo:font-size="13pt" fo:color="#4D69A4" fo:font-style="italic"/>
      <style:paragraph-properties fo:margin-bottom="0.5cm"/>
    </style:style>
    <style:style style:name="Accent" style:family="text">
      <style:text-properties fo:color="#F36C21" fo:font-weight="bold"/>
    </style:style>
    <style:style style:name="List" style:family="paragraph" style:parent-style-name="Standard">
      <style:paragraph-properties fo:margin-left="0.6cm" fo:margin-bottom="0.15cm"/>
    </style:style>
    <style:style style:name="Footer" style:family="paragraph">
      <style:text-properties style:font-name="IBM Plex Mono" fo:font-size="9pt" fo:color="#4D69A4"/>
      <style:paragraph-properties fo:margin-top="1cm" fo:border-top="0.5pt solid #21468B" fo:padding-top="0.25cm"/>
    </style:style>
  </office:styles>
  <office:automatic-styles>
    <style:page-layout style:name="PL1">
      <style:page-layout-properties fo:page-width="21cm" fo:page-height="29.7cm" fo:margin-top="2.2cm" fo:margin-bottom="2cm" fo:margin-left="2.2cm" fo:margin-right="2.2cm" style:print-orientation="portrait"/>
    </style:page-layout>
  </office:automatic-styles>
  <office:master-styles>
    <style:master-page style:name="Standard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office:version="1.3">
  <office:meta>
    <meta:generator>Conduction design-system / build-odf.py</meta:generator>
    <dc:title>Envelopes · Conduction</dc:title>
    <dc:creator>Conduction B.V.</dc:creator>
    <meta:initial-creator>Conduction B.V.</meta:initial-creator>
    <dc:date>2026-05-13T05:21:41+00:00</dc:date>
    <meta:creation-date>2026-05-13T05:21:41+00:00</meta:creation-date>
  </office:meta>
</office:document-meta>
</file>